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.07pt" svg:y="177.53pt">
            <loext:p draw:notify-on-update-of-ranges="Sheet1.A1:Sheet1.A1 Sheet1.A2:Sheet1.A9 Sheet1.B1:Sheet1.B1 Sheet1.B2:Sheet1.B9 Sheet1.C1:Sheet1.C1 Sheet1.C2:Sheet1.C9 Sheet1.D1:Sheet1.D1 Sheet1.D2:Sheet1.D9 Sheet1.E1:Sheet1.E1 Sheet1.E2:Sheet1.E9 Sheet1.F1:Sheet1.F1 Sheet1.F2:Sheet1.F9 Sheet1.G1:Sheet1.G1 Sheet1.G2:Sheet1.G9 Sheet1.H1:Sheet1.H1 Sheet1.H2:Sheet1.H9 Sheet1.I1:Sheet1.I1 Sheet1.I2:Sheet1.I9 Sheet1.J1:Sheet1.J1 Sheet1.J2:Sheet1.J9 Sheet1.K1:Sheet1.K1 Sheet1.K2:Sheet1.K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70.71pt" svg:y="177.53pt">
            <loext:p draw:notify-on-update-of-ranges="Sheet1.A1:Sheet1.A1 Sheet1.B1:Sheet1.K1 Sheet1.A2:Sheet1.A2 Sheet1.B2:Sheet1.K2 Sheet1.A3:Sheet1.A3 Sheet1.B3:Sheet1.K3 Sheet1.A4:Sheet1.A4 Sheet1.B4:Sheet1.K4 Sheet1.A5:Sheet1.A5 Sheet1.B5:Sheet1.K5 Sheet1.A6:Sheet1.A6 Sheet1.B6:Sheet1.K6 Sheet1.A7:Sheet1.A7 Sheet1.B7:Sheet1.K7 Sheet1.A8:Sheet1.A8 Sheet1.B8:Sheet1.K8 Sheet1.A9:Sheet1.A9 Sheet1.B9:Sheet1.K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Volumes Computed Per Second</text:p>
          </table:table-cell>
          <table:covered-table-cell table:number-columns-repeated="10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  <table:table-cell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69675.35" calcext:value-type="float">
            <text:p>16969675.35</text:p>
          </table:table-cell>
          <table:table-cell office:value-type="float" office:value="15720587.85" calcext:value-type="float">
            <text:p>15720587.85</text:p>
          </table:table-cell>
          <table:table-cell office:value-type="float" office:value="14019824.96" calcext:value-type="float">
            <text:p>14019824.96</text:p>
          </table:table-cell>
          <table:table-cell office:value-type="float" office:value="16006844.21" calcext:value-type="float">
            <text:p>16006844.21</text:p>
          </table:table-cell>
          <table:table-cell office:value-type="float" office:value="16325932.26" calcext:value-type="float">
            <text:p>16325932.26</text:p>
          </table:table-cell>
          <table:table-cell office:value-type="float" office:value="16893591.85" calcext:value-type="float">
            <text:p>16893591.85</text:p>
          </table:table-cell>
          <table:table-cell office:value-type="float" office:value="16073567.69" calcext:value-type="float">
            <text:p>16073567.69</text:p>
          </table:table-cell>
          <table:table-cell office:value-type="float" office:value="16781753.49" calcext:value-type="float">
            <text:p>16781753.49</text:p>
          </table:table-cell>
          <table:table-cell office:value-type="float" office:value="16832042.42" calcext:value-type="float">
            <text:p>16832042.42</text:p>
          </table:table-cell>
          <table:table-cell office:value-type="float" office:value="17025980.57" calcext:value-type="float">
            <text:p>17025980.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237460.05" calcext:value-type="float">
            <text:p>19237460.05</text:p>
          </table:table-cell>
          <table:table-cell office:value-type="float" office:value="21389926" calcext:value-type="float">
            <text:p>21389926</text:p>
          </table:table-cell>
          <table:table-cell office:value-type="float" office:value="32082689.7" calcext:value-type="float">
            <text:p>32082689.7</text:p>
          </table:table-cell>
          <table:table-cell office:value-type="float" office:value="32889951.89" calcext:value-type="float">
            <text:p>32889951.89</text:p>
          </table:table-cell>
          <table:table-cell office:value-type="float" office:value="33320606.24" calcext:value-type="float">
            <text:p>33320606.24</text:p>
          </table:table-cell>
          <table:table-cell office:value-type="float" office:value="30987264.45" calcext:value-type="float">
            <text:p>30987264.45</text:p>
          </table:table-cell>
          <table:table-cell office:value-type="float" office:value="32468719.06" calcext:value-type="float">
            <text:p>32468719.06</text:p>
          </table:table-cell>
          <table:table-cell office:value-type="float" office:value="32713002.13" calcext:value-type="float">
            <text:p>32713002.13</text:p>
          </table:table-cell>
          <table:table-cell office:value-type="float" office:value="33211500.71" calcext:value-type="float">
            <text:p>33211500.71</text:p>
          </table:table-cell>
          <table:table-cell office:value-type="float" office:value="33835606.13" calcext:value-type="float">
            <text:p>33835606.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419225.11" calcext:value-type="float">
            <text:p>38419225.11</text:p>
          </table:table-cell>
          <table:table-cell office:value-type="float" office:value="36420146.5" calcext:value-type="float">
            <text:p>36420146.5</text:p>
          </table:table-cell>
          <table:table-cell office:value-type="float" office:value="44033590.32" calcext:value-type="float">
            <text:p>44033590.32</text:p>
          </table:table-cell>
          <table:table-cell office:value-type="float" office:value="61927659.12" calcext:value-type="float">
            <text:p>61927659.12</text:p>
          </table:table-cell>
          <table:table-cell office:value-type="float" office:value="63449759.7" calcext:value-type="float">
            <text:p>63449759.7</text:p>
          </table:table-cell>
          <table:table-cell office:value-type="float" office:value="55874561.97" calcext:value-type="float">
            <text:p>55874561.97</text:p>
          </table:table-cell>
          <table:table-cell office:value-type="float" office:value="64150573.98" calcext:value-type="float">
            <text:p>64150573.98</text:p>
          </table:table-cell>
          <table:table-cell office:value-type="float" office:value="64475867.77" calcext:value-type="float">
            <text:p>64475867.77</text:p>
          </table:table-cell>
          <table:table-cell office:value-type="float" office:value="64379075.7" calcext:value-type="float">
            <text:p>64379075.7</text:p>
          </table:table-cell>
          <table:table-cell office:value-type="float" office:value="64824258.84" calcext:value-type="float">
            <text:p>64824258.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268059.06" calcext:value-type="float">
            <text:p>97268059.06</text:p>
          </table:table-cell>
          <table:table-cell office:value-type="float" office:value="64569029.38" calcext:value-type="float">
            <text:p>64569029.38</text:p>
          </table:table-cell>
          <table:table-cell office:value-type="float" office:value="53280510.88" calcext:value-type="float">
            <text:p>53280510.88</text:p>
          </table:table-cell>
          <table:table-cell office:value-type="float" office:value="61431029.2" calcext:value-type="float">
            <text:p>61431029.2</text:p>
          </table:table-cell>
          <table:table-cell office:value-type="float" office:value="93620593.77" calcext:value-type="float">
            <text:p>93620593.77</text:p>
          </table:table-cell>
          <table:table-cell office:value-type="float" office:value="94876718.72" calcext:value-type="float">
            <text:p>94876718.72</text:p>
          </table:table-cell>
          <table:table-cell office:value-type="float" office:value="95647442.64" calcext:value-type="float">
            <text:p>95647442.64</text:p>
          </table:table-cell>
          <table:table-cell office:value-type="float" office:value="96161622.52" calcext:value-type="float">
            <text:p>96161622.52</text:p>
          </table:table-cell>
          <table:table-cell office:value-type="float" office:value="96432396.21" calcext:value-type="float">
            <text:p>96432396.21</text:p>
          </table:table-cell>
          <table:table-cell office:value-type="float" office:value="96745161.3" calcext:value-type="float">
            <text:p>96745161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590014.4" calcext:value-type="float">
            <text:p>120590014.4</text:p>
          </table:table-cell>
          <table:table-cell office:value-type="float" office:value="118319789.34" calcext:value-type="float">
            <text:p>118319789.34</text:p>
          </table:table-cell>
          <table:table-cell office:value-type="float" office:value="93074512.75" calcext:value-type="float">
            <text:p>93074512.75</text:p>
          </table:table-cell>
          <table:table-cell office:value-type="float" office:value="78910413.59" calcext:value-type="float">
            <text:p>78910413.59</text:p>
          </table:table-cell>
          <table:table-cell office:value-type="float" office:value="122891333.85" calcext:value-type="float">
            <text:p>122891333.85</text:p>
          </table:table-cell>
          <table:table-cell office:value-type="float" office:value="125200122.75" calcext:value-type="float">
            <text:p>125200122.75</text:p>
          </table:table-cell>
          <table:table-cell office:value-type="float" office:value="125993236.67" calcext:value-type="float">
            <text:p>125993236.67</text:p>
          </table:table-cell>
          <table:table-cell office:value-type="float" office:value="125996817.38" calcext:value-type="float">
            <text:p>125996817.38</text:p>
          </table:table-cell>
          <table:table-cell office:value-type="float" office:value="128059227.14" calcext:value-type="float">
            <text:p>128059227.14</text:p>
          </table:table-cell>
          <table:table-cell office:value-type="float" office:value="128269646.63" calcext:value-type="float">
            <text:p>128269646.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1213351.67" calcext:value-type="float">
            <text:p>121213351.67</text:p>
          </table:table-cell>
          <table:table-cell office:value-type="float" office:value="77471032.52" calcext:value-type="float">
            <text:p>77471032.52</text:p>
          </table:table-cell>
          <table:table-cell office:value-type="float" office:value="106109663.81" calcext:value-type="float">
            <text:p>106109663.81</text:p>
          </table:table-cell>
          <table:table-cell office:value-type="float" office:value="105873854.1" calcext:value-type="float">
            <text:p>105873854.1</text:p>
          </table:table-cell>
          <table:table-cell office:value-type="float" office:value="111891954.09" calcext:value-type="float">
            <text:p>111891954.09</text:p>
          </table:table-cell>
          <table:table-cell office:value-type="float" office:value="134411167.66" calcext:value-type="float">
            <text:p>134411167.66</text:p>
          </table:table-cell>
          <table:table-cell office:value-type="float" office:value="140887808.26" calcext:value-type="float">
            <text:p>140887808.26</text:p>
          </table:table-cell>
          <table:table-cell office:value-type="float" office:value="119638573.06" calcext:value-type="float">
            <text:p>119638573.06</text:p>
          </table:table-cell>
          <table:table-cell office:value-type="float" office:value="130002987.22" calcext:value-type="float">
            <text:p>130002987.22</text:p>
          </table:table-cell>
          <table:table-cell office:value-type="float" office:value="140185807.87" calcext:value-type="float">
            <text:p>140185807.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5821367.2" calcext:value-type="float">
            <text:p>155821367.2</text:p>
          </table:table-cell>
          <table:table-cell office:value-type="float" office:value="89510825.08" calcext:value-type="float">
            <text:p>89510825.08</text:p>
          </table:table-cell>
          <table:table-cell office:value-type="float" office:value="95743713.71" calcext:value-type="float">
            <text:p>95743713.71</text:p>
          </table:table-cell>
          <table:table-cell office:value-type="float" office:value="93129382.75" calcext:value-type="float">
            <text:p>93129382.75</text:p>
          </table:table-cell>
          <table:table-cell office:value-type="float" office:value="108373899.49" calcext:value-type="float">
            <text:p>108373899.49</text:p>
          </table:table-cell>
          <table:table-cell office:value-type="float" office:value="175002546.09" calcext:value-type="float">
            <text:p>175002546.09</text:p>
          </table:table-cell>
          <table:table-cell office:value-type="float" office:value="150984687.35" calcext:value-type="float">
            <text:p>150984687.35</text:p>
          </table:table-cell>
          <table:table-cell office:value-type="float" office:value="175514576.93" calcext:value-type="float">
            <text:p>175514576.93</text:p>
          </table:table-cell>
          <table:table-cell office:value-type="float" office:value="175521542.94" calcext:value-type="float">
            <text:p>175521542.94</text:p>
          </table:table-cell>
          <table:table-cell office:value-type="float" office:value="167838685.19" calcext:value-type="float">
            <text:p>167838685.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8745284.87" calcext:value-type="float">
            <text:p>148745284.87</text:p>
          </table:table-cell>
          <table:table-cell office:value-type="float" office:value="132786516.54" calcext:value-type="float">
            <text:p>132786516.54</text:p>
          </table:table-cell>
          <table:table-cell office:value-type="float" office:value="129422557.97" calcext:value-type="float">
            <text:p>129422557.97</text:p>
          </table:table-cell>
          <table:table-cell office:value-type="float" office:value="108338357.9" calcext:value-type="float">
            <text:p>108338357.9</text:p>
          </table:table-cell>
          <table:table-cell office:value-type="float" office:value="117397362.54" calcext:value-type="float">
            <text:p>117397362.54</text:p>
          </table:table-cell>
          <table:table-cell office:value-type="float" office:value="166367820.54" calcext:value-type="float">
            <text:p>166367820.54</text:p>
          </table:table-cell>
          <table:table-cell office:value-type="float" office:value="168755358.8" calcext:value-type="float">
            <text:p>168755358.8</text:p>
          </table:table-cell>
          <table:table-cell office:value-type="float" office:value="173348811.09" calcext:value-type="float">
            <text:p>173348811.09</text:p>
          </table:table-cell>
          <table:table-cell office:value-type="float" office:value="160221016.18" calcext:value-type="float">
            <text:p>160221016.18</text:p>
          </table:table-cell>
          <table:table-cell office:value-type="float" office:value="188626594.7" calcext:value-type="float">
            <text:p>188626594.7</text:p>
          </table:table-cell>
        </table:table-row>
        <table:table-row table:style-name="ro1" table:number-rows-repeated="26">
          <table:table-cell table:number-columns-repeated="11"/>
        </table:table-row>
        <table:table-row table:style-name="ro1">
          <table:table-cell table:formula="of:=245315.69/34524.24" office:value-type="float" office:value="7.1056072487041" calcext:value-type="float">
            <text:p>7.1056072487</text:p>
          </table:table-cell>
          <table:table-cell/>
          <table:table-cell table:formula="of:=(12/(12-1)*((245315.69-34524.24)/245315.69))" office:value-type="float" office:value="0.937381172361658" calcext:value-type="float">
            <text:p>0.9373811724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1/(1-[.C37])" office:value-type="float" office:value="15.969637850385" calcext:value-type="float">
            <text:p>15.9696378504</text:p>
          </table:table-cell>
          <table:table-cell table:number-columns-repeated="8"/>
        </table:table-row>
        <table:table-row table:style-name="ro1">
          <table:table-cell table:formula="of:=(12/(12-1))*(1-(1/[.A37]))" office:value-type="float" office:value="0.937381172361658" calcext:value-type="float">
            <text:p>0.9373811724</text:p>
          </table:table-cell>
          <table:table-cell office:value-type="string" calcext:value-type="string">
            <text:p>Fparallel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formula="of:=1/(1-[.A39])" office:value-type="float" office:value="15.969637850385" calcext:value-type="float">
            <text:p>15.9696378504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14:16:06.565000000</meta:creation-date>
    <dc:date>2016-04-14T18:05:38.119000000</dc:date>
    <meta:editing-duration>PT5M1S</meta:editing-duration>
    <meta:editing-cycles>1</meta:editing-cycles>
    <meta:document-statistic meta:table-count="1" meta:cell-count="105" meta:object-count="2"/>
    <meta:generator>LibreOffice/5.0.0.5$Windows_x86 LibreOffice_project/1b1a90865e348b492231e1c451437d7a15bb262b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691cm" svg:y="0.316cm" chart:style-name="ch2">
          <text:p>Number of Threads vs. Number of Volumes per Minute</text:p>
        </chart:title>
        <chart:legend chart:legend-position="end" svg:x="13.121cm" svg:y="1.96cm" style:legend-expansion="high" chart:style-name="ch3"/>
        <chart:plot-area chart:style-name="ch4" table:cell-range-address="Sheet1.A1:Sheet1.K9" chart:data-source-has-labels="both" svg:x="1.331cm" svg:y="1.275cm" svg:width="11.47cm" svg:height="6.564cm">
          <chartooo:coordinate-region svg:x="3.064cm" svg:y="1.474cm" svg:width="9.365cm" svg:height="5.718cm"/>
          <chart:axis chart:dimension="x" chart:name="primary-x" chart:style-name="ch5" chartooo:axis-type="auto">
            <chartooo:date-scale/>
            <chart:title svg:x="5.593cm" svg:y="8.019cm" chart:style-name="ch6">
              <text:p>Number of Threads</text:p>
            </chart:title>
            <chart:categories table:cell-range-address="Sheet1.A2:Sheet1.A9"/>
          </chart:axis>
          <chart:axis chart:dimension="y" chart:name="primary-y" chart:style-name="ch5">
            <chart:title svg:x="0.451cm" svg:y="6.943cm" chart:style-name="ch7">
              <text:p>Number of Volumes per Second</text:p>
            </chart:title>
            <chart:grid chart:style-name="ch8" chart:class="major"/>
          </chart:axis>
          <chart:series chart:style-name="ch9" chart:values-cell-range-address="Sheet1.B2:Sheet1.B9" chart:label-cell-address="Sheet1.B1:Sheet1.B1" chart:class="chart:line">
            <chart:data-point chart:repeated="8"/>
          </chart:series>
          <chart:series chart:style-name="ch10" chart:values-cell-range-address="Sheet1.C2:Sheet1.C9" chart:label-cell-address="Sheet1.C1:Sheet1.C1" chart:class="chart:line">
            <chart:data-point chart:repeated="8"/>
          </chart:series>
          <chart:series chart:style-name="ch11" chart:values-cell-range-address="Sheet1.D2:Sheet1.D9" chart:label-cell-address="Sheet1.D1:Sheet1.D1" chart:class="chart:line">
            <chart:data-point chart:repeated="8"/>
          </chart:series>
          <chart:series chart:style-name="ch12" chart:values-cell-range-address="Sheet1.E2:Sheet1.E9" chart:label-cell-address="Sheet1.E1:Sheet1.E1" chart:class="chart:line">
            <chart:data-point chart:repeated="8"/>
          </chart:series>
          <chart:series chart:style-name="ch13" chart:values-cell-range-address="Sheet1.F2:Sheet1.F9" chart:label-cell-address="Sheet1.F1:Sheet1.F1" chart:class="chart:line">
            <chart:data-point chart:repeated="8"/>
          </chart:series>
          <chart:series chart:style-name="ch14" chart:values-cell-range-address="Sheet1.G2:Sheet1.G9" chart:label-cell-address="Sheet1.G1:Sheet1.G1" chart:class="chart:line">
            <chart:data-point chart:repeated="8"/>
          </chart:series>
          <chart:series chart:style-name="ch15" chart:values-cell-range-address="Sheet1.H2:Sheet1.H9" chart:label-cell-address="Sheet1.H1:Sheet1.H1" chart:class="chart:line">
            <chart:data-point chart:repeated="8"/>
          </chart:series>
          <chart:series chart:style-name="ch16" chart:values-cell-range-address="Sheet1.I2:Sheet1.I9" chart:label-cell-address="Sheet1.I1:Sheet1.I1" chart:class="chart:line">
            <chart:data-point chart:repeated="8"/>
          </chart:series>
          <chart:series chart:style-name="ch17" chart:values-cell-range-address="Sheet1.J2:Sheet1.J9" chart:label-cell-address="Sheet1.J1:Sheet1.J1" chart:class="chart:line">
            <chart:data-point chart:repeated="8"/>
          </chart:series>
          <chart:series chart:style-name="ch18" chart:values-cell-range-address="Sheet1.K2:Sheet1.K9" chart:label-cell-address="Sheet1.K1:Sheet1.K1" chart:class="chart:line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B1:Sheet1.B1</svg:desc>
                </draw:g>
              </table:table-cell>
              <table:table-cell office:value-type="string">
                <text:p/>
                <draw:g>
                  <svg:desc>Sheet1.C1:Sheet1.C1</svg:desc>
                </draw:g>
              </table:table-cell>
              <table:table-cell office:value-type="string">
                <text:p/>
                <draw:g>
                  <svg:desc>Sheet1.D1:Sheet1.D1</svg:desc>
                </draw:g>
              </table:table-cell>
              <table:table-cell office:value-type="string">
                <text:p/>
                <draw:g>
                  <svg:desc>Sheet1.E1:Sheet1.E1</svg:desc>
                </draw:g>
              </table:table-cell>
              <table:table-cell office:value-type="string">
                <text:p/>
                <draw:g>
                  <svg:desc>Sheet1.F1:Sheet1.F1</svg:desc>
                </draw:g>
              </table:table-cell>
              <table:table-cell office:value-type="string">
                <text:p/>
                <draw:g>
                  <svg:desc>Sheet1.G1:Sheet1.G1</svg:desc>
                </draw:g>
              </table:table-cell>
              <table:table-cell office:value-type="string">
                <text:p/>
                <draw:g>
                  <svg:desc>Sheet1.H1:Sheet1.H1</svg:desc>
                </draw:g>
              </table:table-cell>
              <table:table-cell office:value-type="string">
                <text:p/>
                <draw:g>
                  <svg:desc>Sheet1.I1:Sheet1.I1</svg:desc>
                </draw:g>
              </table:table-cell>
              <table:table-cell office:value-type="string">
                <text:p/>
                <draw:g>
                  <svg:desc>Sheet1.J1:Sheet1.J1</svg:desc>
                </draw:g>
              </table:table-cell>
              <table:table-cell office:value-type="string">
                <text:p/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2:Sheet1.A9</svg:desc>
                </draw:g>
              </table:table-cell>
              <table:table-cell office:value-type="float" office:value="2000">
                <text:p>2000</text:p>
                <draw:g>
                  <svg:desc>Sheet1.B2:Sheet1.B9</svg:desc>
                </draw:g>
              </table:table-cell>
              <table:table-cell office:value-type="float" office:value="4000">
                <text:p>4000</text:p>
                <draw:g>
                  <svg:desc>Sheet1.C2:Sheet1.C9</svg:desc>
                </draw:g>
              </table:table-cell>
              <table:table-cell office:value-type="float" office:value="6000">
                <text:p>6000</text:p>
                <draw:g>
                  <svg:desc>Sheet1.D2:Sheet1.D9</svg:desc>
                </draw:g>
              </table:table-cell>
              <table:table-cell office:value-type="float" office:value="8000">
                <text:p>8000</text:p>
                <draw:g>
                  <svg:desc>Sheet1.E2:Sheet1.E9</svg:desc>
                </draw:g>
              </table:table-cell>
              <table:table-cell office:value-type="float" office:value="10000">
                <text:p>10000</text:p>
                <draw:g>
                  <svg:desc>Sheet1.F2:Sheet1.F9</svg:desc>
                </draw:g>
              </table:table-cell>
              <table:table-cell office:value-type="float" office:value="12000">
                <text:p>12000</text:p>
                <draw:g>
                  <svg:desc>Sheet1.G2:Sheet1.G9</svg:desc>
                </draw:g>
              </table:table-cell>
              <table:table-cell office:value-type="float" office:value="14000">
                <text:p>14000</text:p>
                <draw:g>
                  <svg:desc>Sheet1.H2:Sheet1.H9</svg:desc>
                </draw:g>
              </table:table-cell>
              <table:table-cell office:value-type="float" office:value="16000">
                <text:p>16000</text:p>
                <draw:g>
                  <svg:desc>Sheet1.I2:Sheet1.I9</svg:desc>
                </draw:g>
              </table:table-cell>
              <table:table-cell office:value-type="float" office:value="18000">
                <text:p>18000</text:p>
                <draw:g>
                  <svg:desc>Sheet1.J2:Sheet1.J9</svg:desc>
                </draw:g>
              </table:table-cell>
              <table:table-cell office:value-type="float" office:value="20000">
                <text:p>20000</text:p>
                <draw:g>
                  <svg:desc>Sheet1.K2:Sheet1.K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6969675.35">
                <text:p>16969675.35</text:p>
              </table:table-cell>
              <table:table-cell office:value-type="float" office:value="15720587.85">
                <text:p>15720587.85</text:p>
              </table:table-cell>
              <table:table-cell office:value-type="float" office:value="14019824.96">
                <text:p>14019824.96</text:p>
              </table:table-cell>
              <table:table-cell office:value-type="float" office:value="16006844.21">
                <text:p>16006844.21</text:p>
              </table:table-cell>
              <table:table-cell office:value-type="float" office:value="16325932.26">
                <text:p>16325932.26</text:p>
              </table:table-cell>
              <table:table-cell office:value-type="float" office:value="16893591.85">
                <text:p>16893591.85</text:p>
              </table:table-cell>
              <table:table-cell office:value-type="float" office:value="16073567.69">
                <text:p>16073567.69</text:p>
              </table:table-cell>
              <table:table-cell office:value-type="float" office:value="16781753.49">
                <text:p>16781753.49</text:p>
              </table:table-cell>
              <table:table-cell office:value-type="float" office:value="16832042.42">
                <text:p>16832042.42</text:p>
              </table:table-cell>
              <table:table-cell office:value-type="float" office:value="17025980.57">
                <text:p>17025980.5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9237460.05">
                <text:p>19237460.05</text:p>
              </table:table-cell>
              <table:table-cell office:value-type="float" office:value="21389926">
                <text:p>21389926</text:p>
              </table:table-cell>
              <table:table-cell office:value-type="float" office:value="32082689.7">
                <text:p>32082689.7</text:p>
              </table:table-cell>
              <table:table-cell office:value-type="float" office:value="32889951.89">
                <text:p>32889951.89</text:p>
              </table:table-cell>
              <table:table-cell office:value-type="float" office:value="33320606.24">
                <text:p>33320606.24</text:p>
              </table:table-cell>
              <table:table-cell office:value-type="float" office:value="30987264.45">
                <text:p>30987264.45</text:p>
              </table:table-cell>
              <table:table-cell office:value-type="float" office:value="32468719.06">
                <text:p>32468719.06</text:p>
              </table:table-cell>
              <table:table-cell office:value-type="float" office:value="32713002.13">
                <text:p>32713002.13</text:p>
              </table:table-cell>
              <table:table-cell office:value-type="float" office:value="33211500.71">
                <text:p>33211500.71</text:p>
              </table:table-cell>
              <table:table-cell office:value-type="float" office:value="33835606.13">
                <text:p>33835606.1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8419225.11">
                <text:p>38419225.11</text:p>
              </table:table-cell>
              <table:table-cell office:value-type="float" office:value="36420146.5">
                <text:p>36420146.5</text:p>
              </table:table-cell>
              <table:table-cell office:value-type="float" office:value="44033590.32">
                <text:p>44033590.32</text:p>
              </table:table-cell>
              <table:table-cell office:value-type="float" office:value="61927659.12">
                <text:p>61927659.12</text:p>
              </table:table-cell>
              <table:table-cell office:value-type="float" office:value="63449759.7">
                <text:p>63449759.7</text:p>
              </table:table-cell>
              <table:table-cell office:value-type="float" office:value="55874561.97">
                <text:p>55874561.97</text:p>
              </table:table-cell>
              <table:table-cell office:value-type="float" office:value="64150573.98">
                <text:p>64150573.98</text:p>
              </table:table-cell>
              <table:table-cell office:value-type="float" office:value="64475867.77">
                <text:p>64475867.77</text:p>
              </table:table-cell>
              <table:table-cell office:value-type="float" office:value="64379075.7">
                <text:p>64379075.7</text:p>
              </table:table-cell>
              <table:table-cell office:value-type="float" office:value="64824258.84">
                <text:p>64824258.8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7268059.06">
                <text:p>97268059.06</text:p>
              </table:table-cell>
              <table:table-cell office:value-type="float" office:value="64569029.38">
                <text:p>64569029.38</text:p>
              </table:table-cell>
              <table:table-cell office:value-type="float" office:value="53280510.88">
                <text:p>53280510.88</text:p>
              </table:table-cell>
              <table:table-cell office:value-type="float" office:value="61431029.2">
                <text:p>61431029.2</text:p>
              </table:table-cell>
              <table:table-cell office:value-type="float" office:value="93620593.77">
                <text:p>93620593.77</text:p>
              </table:table-cell>
              <table:table-cell office:value-type="float" office:value="94876718.72">
                <text:p>94876718.72</text:p>
              </table:table-cell>
              <table:table-cell office:value-type="float" office:value="95647442.64">
                <text:p>95647442.64</text:p>
              </table:table-cell>
              <table:table-cell office:value-type="float" office:value="96161622.52">
                <text:p>96161622.52</text:p>
              </table:table-cell>
              <table:table-cell office:value-type="float" office:value="96432396.21">
                <text:p>96432396.21</text:p>
              </table:table-cell>
              <table:table-cell office:value-type="float" office:value="96745161.3">
                <text:p>96745161.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20590014.4">
                <text:p>120590014.4</text:p>
              </table:table-cell>
              <table:table-cell office:value-type="float" office:value="118319789.34">
                <text:p>118319789.34</text:p>
              </table:table-cell>
              <table:table-cell office:value-type="float" office:value="93074512.75">
                <text:p>93074512.75</text:p>
              </table:table-cell>
              <table:table-cell office:value-type="float" office:value="78910413.59">
                <text:p>78910413.59</text:p>
              </table:table-cell>
              <table:table-cell office:value-type="float" office:value="122891333.85">
                <text:p>122891333.85</text:p>
              </table:table-cell>
              <table:table-cell office:value-type="float" office:value="125200122.75">
                <text:p>125200122.75</text:p>
              </table:table-cell>
              <table:table-cell office:value-type="float" office:value="125993236.67">
                <text:p>125993236.67</text:p>
              </table:table-cell>
              <table:table-cell office:value-type="float" office:value="125996817.38">
                <text:p>125996817.38</text:p>
              </table:table-cell>
              <table:table-cell office:value-type="float" office:value="128059227.14">
                <text:p>128059227.14</text:p>
              </table:table-cell>
              <table:table-cell office:value-type="float" office:value="128269646.63">
                <text:p>128269646.6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1213351.67">
                <text:p>121213351.67</text:p>
              </table:table-cell>
              <table:table-cell office:value-type="float" office:value="77471032.52">
                <text:p>77471032.52</text:p>
              </table:table-cell>
              <table:table-cell office:value-type="float" office:value="106109663.81">
                <text:p>106109663.81</text:p>
              </table:table-cell>
              <table:table-cell office:value-type="float" office:value="105873854.1">
                <text:p>105873854.1</text:p>
              </table:table-cell>
              <table:table-cell office:value-type="float" office:value="111891954.09">
                <text:p>111891954.09</text:p>
              </table:table-cell>
              <table:table-cell office:value-type="float" office:value="134411167.66">
                <text:p>134411167.66</text:p>
              </table:table-cell>
              <table:table-cell office:value-type="float" office:value="140887808.26">
                <text:p>140887808.26</text:p>
              </table:table-cell>
              <table:table-cell office:value-type="float" office:value="119638573.06">
                <text:p>119638573.06</text:p>
              </table:table-cell>
              <table:table-cell office:value-type="float" office:value="130002987.22">
                <text:p>130002987.22</text:p>
              </table:table-cell>
              <table:table-cell office:value-type="float" office:value="140185807.87">
                <text:p>140185807.8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5821367.2">
                <text:p>155821367.2</text:p>
              </table:table-cell>
              <table:table-cell office:value-type="float" office:value="89510825.08">
                <text:p>89510825.08</text:p>
              </table:table-cell>
              <table:table-cell office:value-type="float" office:value="95743713.71">
                <text:p>95743713.71</text:p>
              </table:table-cell>
              <table:table-cell office:value-type="float" office:value="93129382.75">
                <text:p>93129382.75</text:p>
              </table:table-cell>
              <table:table-cell office:value-type="float" office:value="108373899.49">
                <text:p>108373899.49</text:p>
              </table:table-cell>
              <table:table-cell office:value-type="float" office:value="175002546.09">
                <text:p>175002546.09</text:p>
              </table:table-cell>
              <table:table-cell office:value-type="float" office:value="150984687.35">
                <text:p>150984687.35</text:p>
              </table:table-cell>
              <table:table-cell office:value-type="float" office:value="175514576.93">
                <text:p>175514576.93</text:p>
              </table:table-cell>
              <table:table-cell office:value-type="float" office:value="175521542.94">
                <text:p>175521542.94</text:p>
              </table:table-cell>
              <table:table-cell office:value-type="float" office:value="167838685.19">
                <text:p>167838685.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162cm" svg:y="0.316cm" chart:style-name="ch2">
          <text:p>Number of Subdivisions vs. Number of Volumes per Second</text:p>
        </chart:title>
        <chart:legend chart:legend-position="end" svg:x="13.703cm" svg:y="2.458cm" style:legend-expansion="high" chart:style-name="ch3"/>
        <chart:plot-area chart:style-name="ch4" table:cell-range-address="Sheet1.A1:Sheet1.K9" chart:data-source-has-labels="both" svg:x="1.331cm" svg:y="1.275cm" svg:width="12.052cm" svg:height="6.564cm">
          <chartooo:coordinate-region svg:x="3.249cm" svg:y="1.474cm" svg:width="10.134cm" svg:height="6.166cm"/>
          <chart:axis chart:dimension="x" chart:name="primary-x" chart:style-name="ch5" chartooo:axis-type="auto">
            <chartooo:date-scale/>
            <chart:title svg:x="5.553cm" svg:y="8.019cm" chart:style-name="ch6">
              <text:p>Number of Subdivisions</text:p>
            </chart:title>
            <chart:categories table:cell-range-address="Sheet1.B1:Sheet1.K1"/>
          </chart:axis>
          <chart:axis chart:dimension="y" chart:name="primary-y" chart:style-name="ch5">
            <chart:title svg:x="0.451cm" svg:y="6.943cm" chart:style-name="ch7">
              <text:p>Volumes Computed per Second</text:p>
            </chart:title>
            <chart:grid chart:style-name="ch8" chart:class="major"/>
          </chart:axis>
          <chart:series chart:style-name="ch9" chart:values-cell-range-address="Sheet1.B2:Sheet1.K2" chart:label-cell-address="Sheet1.A2:Sheet1.A2" chart:class="chart:line">
            <chart:data-point chart:repeated="10"/>
          </chart:series>
          <chart:series chart:style-name="ch10" chart:values-cell-range-address="Sheet1.B3:Sheet1.K3" chart:label-cell-address="Sheet1.A3:Sheet1.A3" chart:class="chart:line">
            <chart:data-point chart:repeated="10"/>
          </chart:series>
          <chart:series chart:style-name="ch11" chart:values-cell-range-address="Sheet1.B4:Sheet1.K4" chart:label-cell-address="Sheet1.A4:Sheet1.A4" chart:class="chart:line">
            <chart:data-point chart:repeated="10"/>
          </chart:series>
          <chart:series chart:style-name="ch12" chart:values-cell-range-address="Sheet1.B5:Sheet1.K5" chart:label-cell-address="Sheet1.A5:Sheet1.A5" chart:class="chart:line">
            <chart:data-point chart:repeated="10"/>
          </chart:series>
          <chart:series chart:style-name="ch13" chart:values-cell-range-address="Sheet1.B6:Sheet1.K6" chart:label-cell-address="Sheet1.A6:Sheet1.A6" chart:class="chart:line">
            <chart:data-point chart:repeated="10"/>
          </chart:series>
          <chart:series chart:style-name="ch14" chart:values-cell-range-address="Sheet1.B7:Sheet1.K7" chart:label-cell-address="Sheet1.A7:Sheet1.A7" chart:class="chart:line">
            <chart:data-point chart:repeated="10"/>
          </chart:series>
          <chart:series chart:style-name="ch15" chart:values-cell-range-address="Sheet1.B8:Sheet1.K8" chart:label-cell-address="Sheet1.A8:Sheet1.A8" chart:class="chart:line">
            <chart:data-point chart:repeated="10"/>
          </chart:series>
          <chart:series chart:style-name="ch16" chart:values-cell-range-address="Sheet1.B9:Sheet1.K9" chart:label-cell-address="Sheet1.A9:Sheet1.A9" chart:class="chart:line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B1:Sheet1.K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2:Sheet1.A2</svg:desc>
                </draw:g>
              </table:table-cell>
              <table:table-cell office:value-type="float" office:value="2000">
                <text:p>2000</text:p>
                <draw:g>
                  <svg:desc>Sheet1.B2:Sheet1.K2</svg:desc>
                </draw:g>
              </table:table-cell>
              <table:table-cell office:value-type="float" office:value="4000">
                <text:p>4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  <table:table-cell office:value-type="float" office:value="10000">
                <text:p>10000</text:p>
              </table:table-cell>
              <table:table-cell office:value-type="float" office:value="12000">
                <text:p>12000</text:p>
              </table:table-cell>
              <table:table-cell office:value-type="float" office:value="14000">
                <text:p>14000</text:p>
              </table:table-cell>
              <table:table-cell office:value-type="float" office:value="16000">
                <text:p>16000</text:p>
              </table:table-cell>
              <table:table-cell office:value-type="float" office:value="18000">
                <text:p>18000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1</text:p>
                <draw:g>
                  <svg:desc>Sheet1.A3:Sheet1.A3</svg:desc>
                </draw:g>
              </table:table-cell>
              <table:table-cell office:value-type="float" office:value="16969675.35">
                <text:p>16969675.35</text:p>
                <draw:g>
                  <svg:desc>Sheet1.B3:Sheet1.K3</svg:desc>
                </draw:g>
              </table:table-cell>
              <table:table-cell office:value-type="float" office:value="15720587.85">
                <text:p>15720587.85</text:p>
              </table:table-cell>
              <table:table-cell office:value-type="float" office:value="14019824.96">
                <text:p>14019824.96</text:p>
              </table:table-cell>
              <table:table-cell office:value-type="float" office:value="16006844.21">
                <text:p>16006844.21</text:p>
              </table:table-cell>
              <table:table-cell office:value-type="float" office:value="16325932.26">
                <text:p>16325932.26</text:p>
              </table:table-cell>
              <table:table-cell office:value-type="float" office:value="16893591.85">
                <text:p>16893591.85</text:p>
              </table:table-cell>
              <table:table-cell office:value-type="float" office:value="16073567.69">
                <text:p>16073567.69</text:p>
              </table:table-cell>
              <table:table-cell office:value-type="float" office:value="16781753.49">
                <text:p>16781753.49</text:p>
              </table:table-cell>
              <table:table-cell office:value-type="float" office:value="16832042.42">
                <text:p>16832042.42</text:p>
              </table:table-cell>
              <table:table-cell office:value-type="float" office:value="17025980.57">
                <text:p>17025980.57</text:p>
              </table:table-cell>
            </table:table-row>
            <table:table-row>
              <table:table-cell office:value-type="string">
                <text:p>2</text:p>
                <draw:g>
                  <svg:desc>Sheet1.A4:Sheet1.A4</svg:desc>
                </draw:g>
              </table:table-cell>
              <table:table-cell office:value-type="float" office:value="19237460.05">
                <text:p>19237460.05</text:p>
                <draw:g>
                  <svg:desc>Sheet1.B4:Sheet1.K4</svg:desc>
                </draw:g>
              </table:table-cell>
              <table:table-cell office:value-type="float" office:value="21389926">
                <text:p>21389926</text:p>
              </table:table-cell>
              <table:table-cell office:value-type="float" office:value="32082689.7">
                <text:p>32082689.7</text:p>
              </table:table-cell>
              <table:table-cell office:value-type="float" office:value="32889951.89">
                <text:p>32889951.89</text:p>
              </table:table-cell>
              <table:table-cell office:value-type="float" office:value="33320606.24">
                <text:p>33320606.24</text:p>
              </table:table-cell>
              <table:table-cell office:value-type="float" office:value="30987264.45">
                <text:p>30987264.45</text:p>
              </table:table-cell>
              <table:table-cell office:value-type="float" office:value="32468719.06">
                <text:p>32468719.06</text:p>
              </table:table-cell>
              <table:table-cell office:value-type="float" office:value="32713002.13">
                <text:p>32713002.13</text:p>
              </table:table-cell>
              <table:table-cell office:value-type="float" office:value="33211500.71">
                <text:p>33211500.71</text:p>
              </table:table-cell>
              <table:table-cell office:value-type="float" office:value="33835606.13">
                <text:p>33835606.13</text:p>
              </table:table-cell>
            </table:table-row>
            <table:table-row>
              <table:table-cell office:value-type="string">
                <text:p>4</text:p>
                <draw:g>
                  <svg:desc>Sheet1.A5:Sheet1.A5</svg:desc>
                </draw:g>
              </table:table-cell>
              <table:table-cell office:value-type="float" office:value="38419225.11">
                <text:p>38419225.11</text:p>
                <draw:g>
                  <svg:desc>Sheet1.B5:Sheet1.K5</svg:desc>
                </draw:g>
              </table:table-cell>
              <table:table-cell office:value-type="float" office:value="36420146.5">
                <text:p>36420146.5</text:p>
              </table:table-cell>
              <table:table-cell office:value-type="float" office:value="44033590.32">
                <text:p>44033590.32</text:p>
              </table:table-cell>
              <table:table-cell office:value-type="float" office:value="61927659.12">
                <text:p>61927659.12</text:p>
              </table:table-cell>
              <table:table-cell office:value-type="float" office:value="63449759.7">
                <text:p>63449759.7</text:p>
              </table:table-cell>
              <table:table-cell office:value-type="float" office:value="55874561.97">
                <text:p>55874561.97</text:p>
              </table:table-cell>
              <table:table-cell office:value-type="float" office:value="64150573.98">
                <text:p>64150573.98</text:p>
              </table:table-cell>
              <table:table-cell office:value-type="float" office:value="64475867.77">
                <text:p>64475867.77</text:p>
              </table:table-cell>
              <table:table-cell office:value-type="float" office:value="64379075.7">
                <text:p>64379075.7</text:p>
              </table:table-cell>
              <table:table-cell office:value-type="float" office:value="64824258.84">
                <text:p>64824258.84</text:p>
              </table:table-cell>
            </table:table-row>
            <table:table-row>
              <table:table-cell office:value-type="string">
                <text:p>6</text:p>
                <draw:g>
                  <svg:desc>Sheet1.A6:Sheet1.A6</svg:desc>
                </draw:g>
              </table:table-cell>
              <table:table-cell office:value-type="float" office:value="97268059.06">
                <text:p>97268059.06</text:p>
                <draw:g>
                  <svg:desc>Sheet1.B6:Sheet1.K6</svg:desc>
                </draw:g>
              </table:table-cell>
              <table:table-cell office:value-type="float" office:value="64569029.38">
                <text:p>64569029.38</text:p>
              </table:table-cell>
              <table:table-cell office:value-type="float" office:value="53280510.88">
                <text:p>53280510.88</text:p>
              </table:table-cell>
              <table:table-cell office:value-type="float" office:value="61431029.2">
                <text:p>61431029.2</text:p>
              </table:table-cell>
              <table:table-cell office:value-type="float" office:value="93620593.77">
                <text:p>93620593.77</text:p>
              </table:table-cell>
              <table:table-cell office:value-type="float" office:value="94876718.72">
                <text:p>94876718.72</text:p>
              </table:table-cell>
              <table:table-cell office:value-type="float" office:value="95647442.64">
                <text:p>95647442.64</text:p>
              </table:table-cell>
              <table:table-cell office:value-type="float" office:value="96161622.52">
                <text:p>96161622.52</text:p>
              </table:table-cell>
              <table:table-cell office:value-type="float" office:value="96432396.21">
                <text:p>96432396.21</text:p>
              </table:table-cell>
              <table:table-cell office:value-type="float" office:value="96745161.3">
                <text:p>96745161.3</text:p>
              </table:table-cell>
            </table:table-row>
            <table:table-row>
              <table:table-cell office:value-type="string">
                <text:p>8</text:p>
                <draw:g>
                  <svg:desc>Sheet1.A7:Sheet1.A7</svg:desc>
                </draw:g>
              </table:table-cell>
              <table:table-cell office:value-type="float" office:value="120590014.4">
                <text:p>120590014.4</text:p>
                <draw:g>
                  <svg:desc>Sheet1.B7:Sheet1.K7</svg:desc>
                </draw:g>
              </table:table-cell>
              <table:table-cell office:value-type="float" office:value="118319789.34">
                <text:p>118319789.34</text:p>
              </table:table-cell>
              <table:table-cell office:value-type="float" office:value="93074512.75">
                <text:p>93074512.75</text:p>
              </table:table-cell>
              <table:table-cell office:value-type="float" office:value="78910413.59">
                <text:p>78910413.59</text:p>
              </table:table-cell>
              <table:table-cell office:value-type="float" office:value="122891333.85">
                <text:p>122891333.85</text:p>
              </table:table-cell>
              <table:table-cell office:value-type="float" office:value="125200122.75">
                <text:p>125200122.75</text:p>
              </table:table-cell>
              <table:table-cell office:value-type="float" office:value="125993236.67">
                <text:p>125993236.67</text:p>
              </table:table-cell>
              <table:table-cell office:value-type="float" office:value="125996817.38">
                <text:p>125996817.38</text:p>
              </table:table-cell>
              <table:table-cell office:value-type="float" office:value="128059227.14">
                <text:p>128059227.14</text:p>
              </table:table-cell>
              <table:table-cell office:value-type="float" office:value="128269646.63">
                <text:p>128269646.63</text:p>
              </table:table-cell>
            </table:table-row>
            <table:table-row>
              <table:table-cell office:value-type="string">
                <text:p>12</text:p>
                <draw:g>
                  <svg:desc>Sheet1.A8:Sheet1.A8</svg:desc>
                </draw:g>
              </table:table-cell>
              <table:table-cell office:value-type="float" office:value="121213351.67">
                <text:p>121213351.67</text:p>
                <draw:g>
                  <svg:desc>Sheet1.B8:Sheet1.K8</svg:desc>
                </draw:g>
              </table:table-cell>
              <table:table-cell office:value-type="float" office:value="77471032.52">
                <text:p>77471032.52</text:p>
              </table:table-cell>
              <table:table-cell office:value-type="float" office:value="106109663.81">
                <text:p>106109663.81</text:p>
              </table:table-cell>
              <table:table-cell office:value-type="float" office:value="105873854.1">
                <text:p>105873854.1</text:p>
              </table:table-cell>
              <table:table-cell office:value-type="float" office:value="111891954.09">
                <text:p>111891954.09</text:p>
              </table:table-cell>
              <table:table-cell office:value-type="float" office:value="134411167.66">
                <text:p>134411167.66</text:p>
              </table:table-cell>
              <table:table-cell office:value-type="float" office:value="140887808.26">
                <text:p>140887808.26</text:p>
              </table:table-cell>
              <table:table-cell office:value-type="float" office:value="119638573.06">
                <text:p>119638573.06</text:p>
              </table:table-cell>
              <table:table-cell office:value-type="float" office:value="130002987.22">
                <text:p>130002987.22</text:p>
              </table:table-cell>
              <table:table-cell office:value-type="float" office:value="140185807.87">
                <text:p>140185807.87</text:p>
              </table:table-cell>
            </table:table-row>
            <table:table-row>
              <table:table-cell office:value-type="string">
                <text:p>16</text:p>
                <draw:g>
                  <svg:desc>Sheet1.A9:Sheet1.A9</svg:desc>
                </draw:g>
              </table:table-cell>
              <table:table-cell office:value-type="float" office:value="155821367.2">
                <text:p>155821367.2</text:p>
                <draw:g>
                  <svg:desc>Sheet1.B9:Sheet1.K9</svg:desc>
                </draw:g>
              </table:table-cell>
              <table:table-cell office:value-type="float" office:value="89510825.08">
                <text:p>89510825.08</text:p>
              </table:table-cell>
              <table:table-cell office:value-type="float" office:value="95743713.71">
                <text:p>95743713.71</text:p>
              </table:table-cell>
              <table:table-cell office:value-type="float" office:value="93129382.75">
                <text:p>93129382.75</text:p>
              </table:table-cell>
              <table:table-cell office:value-type="float" office:value="108373899.49">
                <text:p>108373899.49</text:p>
              </table:table-cell>
              <table:table-cell office:value-type="float" office:value="175002546.09">
                <text:p>175002546.09</text:p>
              </table:table-cell>
              <table:table-cell office:value-type="float" office:value="150984687.35">
                <text:p>150984687.35</text:p>
              </table:table-cell>
              <table:table-cell office:value-type="float" office:value="175514576.93">
                <text:p>175514576.93</text:p>
              </table:table-cell>
              <table:table-cell office:value-type="float" office:value="175521542.94">
                <text:p>175521542.94</text:p>
              </table:table-cell>
              <table:table-cell office:value-type="float" office:value="167838685.19">
                <text:p>167838685.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